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23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1.236cm" fo:min-width="2.118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1.45cm" fo:min-width="2.4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12cm" fo:min-width="0cm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 fo:min-height="0.696cm" fo:min-width="3.846cm"/>
    </style:style>
    <style:style style:name="gr9" style:family="graphic" style:parent-style-name="standard">
      <style:graphic-properties svg:stroke-color="#000000" draw:fill-color="#ffffff" draw:textarea-horizontal-align="justify" draw:textarea-vertical-align="middle" draw:auto-grow-height="false" fo:min-height="1.75cm" fo:min-width="2.7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Tahoma" style:font-size-asian="18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frame draw:style-name="gr1" draw:text-style-name="P2" draw:layer="layout" svg:width="19cm" svg:height="1.673cm" svg:x="1cm" svg:y="1.001cm">
          <draw:text-box>
            <text:p text:style-name="P1"><text:span text:style-name="T1">Program wyświetla wszystkie dwucyfrowe liczby parzyste podzielne przez 3.</text:span></text:p>
          </draw:text-box>
        </draw:frame>
        <draw:custom-shape draw:style-name="gr2" draw:text-style-name="P3" draw:layer="layout" svg:width="3.7cm" svg:height="2.1cm" svg:x="8.594cm" svg:y="3.9cm">
          <text:p text:style-name="P1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10.5cm" svg:y1="6cm" svg:x2="10.5cm" svg:y2="7.9cm">
          <text:p/>
        </draw:line>
        <draw:custom-shape draw:style-name="gr4" draw:text-style-name="P3" draw:layer="layout" svg:width="5.8cm" svg:height="3.4cm" svg:x="7.6cm" svg:y="7.9cm">
          <text:p text:style-name="P1"><text:s/>10 &lt; a &lt; 100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line draw:style-name="gr3" draw:text-style-name="P4" draw:layer="layout" svg:x1="4.3cm" svg:y1="9.6cm" svg:x2="4.3cm" svg:y2="14.6cm">
          <text:p/>
        </draw:line>
        <draw:line draw:style-name="gr5" draw:text-style-name="P4" draw:layer="layout" svg:x1="4.3cm" svg:y1="9.6cm" svg:x2="7.6cm" svg:y2="9.6cm">
          <text:p/>
        </draw:line>
        <draw:line draw:style-name="gr5" draw:text-style-name="P4" draw:layer="layout" svg:x1="13.4cm" svg:y1="9.6cm" svg:x2="15.3cm" svg:y2="9.6cm">
          <text:p/>
        </draw:line>
        <draw:frame draw:style-name="gr6" draw:text-style-name="P2" draw:layer="layout" svg:width="1.666cm" svg:height="0.962cm" svg:x="13.434cm" svg:y="8.638cm">
          <draw:text-box>
            <text:p>Tak </text:p>
          </draw:text-box>
        </draw:frame>
        <draw:frame draw:style-name="gr7" draw:text-style-name="P2" draw:layer="layout" svg:width="1.666cm" svg:height="1.162cm" svg:x="18.334cm" svg:y="12.6cm">
          <draw:text-box>
            <text:p>Nie <text:s/></text:p>
          </draw:text-box>
        </draw:frame>
        <draw:line draw:style-name="gr3" draw:text-style-name="P4" draw:layer="layout" svg:x1="15.3cm" svg:y1="9.6cm" svg:x2="15.3cm" svg:y2="11.5cm">
          <text:p/>
        </draw:line>
        <draw:line draw:style-name="gr3" draw:text-style-name="P4" draw:layer="layout" svg:x1="10.7cm" svg:y1="13.5cm" svg:x2="10.7cm" svg:y2="16.1cm">
          <text:p/>
        </draw:line>
        <draw:custom-shape draw:style-name="gr8" draw:text-style-name="P3" draw:layer="layout" svg:width="6.9cm" svg:height="1.5cm" svg:x="7.3cm" svg:y="16.1cm">
          <text:p text:style-name="P1">Wypisz: a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3" draw:text-style-name="P4" draw:layer="layout" svg:x1="19.8cm" svg:y1="7cm" svg:x2="10.5cm" svg:y2="7cm">
          <text:p/>
        </draw:line>
        <draw:line draw:style-name="gr5" draw:text-style-name="P4" draw:layer="layout" svg:x1="18.5cm" svg:y1="13.5cm" svg:x2="19.8cm" svg:y2="13.5cm">
          <text:p/>
        </draw:line>
        <draw:line draw:style-name="gr5" draw:text-style-name="P4" draw:layer="layout" svg:x1="19.8cm" svg:y1="17cm" svg:x2="13.2cm" svg:y2="17cm">
          <text:p/>
        </draw:line>
        <draw:custom-shape draw:style-name="gr2" draw:text-style-name="P3" draw:layer="layout" svg:width="3.7cm" svg:height="2.1cm" svg:x="2.4cm" svg:y="14.6cm">
          <text:p text:style-name="P1">Sto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draw:layer="layout" svg:width="6.4cm" svg:height="4cm" svg:x="12.1cm" svg:y="11.5cm">
          <text:p text:style-name="P1">a % 2 == 0</text:p>
          <text:p text:style-name="P1">^ a % 3 == 0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7" draw:text-style-name="P2" draw:layer="layout" svg:width="1.666cm" svg:height="1.162cm" svg:x="5.4cm" svg:y="8.7cm">
          <draw:text-box>
            <text:p>Nie <text:s/></text:p>
          </draw:text-box>
        </draw:frame>
        <draw:line draw:style-name="gr5" draw:text-style-name="P4" draw:layer="layout" svg:x1="12.1cm" svg:y1="13.5cm" svg:x2="10.7cm" svg:y2="13.5cm">
          <text:p/>
        </draw:line>
        <draw:line draw:style-name="gr5" draw:text-style-name="P4" draw:layer="layout" svg:x1="19.8cm" svg:y1="17cm" svg:x2="19.8cm" svg:y2="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08T23:07:31.273572618</meta:creation-date>
    <dc:date>2018-10-25T21:04:13.173000000</dc:date>
    <meta:editing-duration>PT23M4S</meta:editing-duration>
    <meta:editing-cycles>3</meta:editing-cycles>
    <meta:generator>LibreOffice/5.0.0.5$Windows_x86 LibreOffice_project/1b1a90865e348b492231e1c451437d7a15bb262b</meta:generator>
    <meta:document-statistic meta:object-count="20"/>
  </office:meta>
</office:document-meta>
</file>